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fa516" officeooo:paragraph-rsid="00100e30"/>
    </style:style>
    <style:style style:name="P2" style:family="paragraph" style:parent-style-name="Text_20_body">
      <style:text-properties officeooo:rsid="00100e30" officeooo:paragraph-rsid="00100e30"/>
    </style:style>
    <style:style style:name="P3" style:family="paragraph" style:parent-style-name="Text_20_body">
      <style:paragraph-properties fo:break-before="page"/>
      <style:text-properties officeooo:rsid="00100e30" officeooo:paragraph-rsid="00100e30"/>
    </style:style>
    <style:style style:name="P4" style:family="paragraph" style:parent-style-name="Title">
      <style:text-properties officeooo:rsid="00100e30" officeooo:paragraph-rsid="00100e30"/>
    </style:style>
    <style:style style:name="P5" style:family="paragraph" style:parent-style-name="Subtitle">
      <style:text-properties officeooo:rsid="00100e30" officeooo:paragraph-rsid="00100e30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3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13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13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13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3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3.7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3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2.5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3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3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4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4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4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8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4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3.2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4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4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4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4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4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4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5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15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15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15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15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15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15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15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15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15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16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16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16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16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16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16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16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16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16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16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17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17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78cm" fo:min-width="0.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17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17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17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17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17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17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17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17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18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54cm" fo:min-width="1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18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18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18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54cm" fo:min-width="1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18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18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18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254cm" fo:min-width="1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18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18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18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19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19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19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19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19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19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19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19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19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19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20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20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20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38cm" fo:min-width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20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 style:list-style-name="L20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20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2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20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20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2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20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 style:list-style-name="L20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2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21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 style:list-style-name="L21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 style:list-style-name="L21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2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 style:list-style-name="L21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 style:list-style-name="L21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 style:list-style-name="L21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 style:list-style-name="L21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 style:list-style-name="L21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 style:list-style-name="L21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38cm" fo:min-width="0.2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 style:list-style-name="L21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3.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 style:list-style-name="L2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2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 style:list-style-name="L22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 style:list-style-name="L22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 style:list-style-name="L22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 style:list-style-name="L22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62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 style:list-style-name="L22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 style:list-style-name="L22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 style:list-style-name="L22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 style:list-style-name="L22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4cm" fo:min-width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 style:list-style-name="L22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 style:list-style-name="L23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 style:list-style-name="L23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 style:list-style-name="L23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 style:list-style-name="L23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 style:list-style-name="L23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 style:list-style-name="L23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 style:list-style-name="L23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 style:list-style-name="L23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 style:list-style-name="L23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 style:list-style-name="L23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 style:list-style-name="L24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 style:list-style-name="L24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 style:list-style-name="L24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 style:list-style-name="L24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 style:list-style-name="L24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 style:list-style-name="L24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 style:list-style-name="L24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 style:list-style-name="L24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 style:list-style-name="L24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 style:list-style-name="L24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 style:list-style-name="L25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 style:list-style-name="L25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 style:list-style-name="L25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 style:list-style-name="L25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 style:list-style-name="L25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 style:list-style-name="L25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 style:list-style-name="L25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 style:list-style-name="L25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 style:list-style-name="L25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 style:list-style-name="L25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 style:list-style-name="L26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 style:list-style-name="L26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2.1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 style:list-style-name="L26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 style:list-style-name="L26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 style:list-style-name="L26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 style:list-style-name="L26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 style:list-style-name="L26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 style:list-style-name="L26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 style:list-style-name="L26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 style:list-style-name="L26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 style:list-style-name="L27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 style:list-style-name="L27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 style:list-style-name="L27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 style:list-style-name="L27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 style:list-style-name="L27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 style:list-style-name="L27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 style:list-style-name="L27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 style:list-style-name="L27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 style:list-style-name="L27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 style:list-style-name="L27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 style:list-style-name="L28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 style:list-style-name="L28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 style:list-style-name="L28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 style:list-style-name="L28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 style:list-style-name="L28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 style:list-style-name="L28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 style:list-style-name="L28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 style:list-style-name="L28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 style:list-style-name="L28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 style:list-style-name="L28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 style:list-style-name="L29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 style:list-style-name="L29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 style:list-style-name="L29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 style:list-style-name="L29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 style:list-style-name="L29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 style:list-style-name="L29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 style:list-style-name="L29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 style:list-style-name="L29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 style:list-style-name="L29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 style:list-style-name="L29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 style:list-style-name="L30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 style:list-style-name="L30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 style:list-style-name="L30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 style:list-style-name="L30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 style:list-style-name="L30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 style:list-style-name="L30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 style:list-style-name="L30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 style:list-style-name="L30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 style:list-style-name="L30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51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 style:list-style-name="L30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 style:list-style-name="L31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49cm" fo:min-width="1.7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 style:list-style-name="L31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 style:list-style-name="L31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4</text:p>
      <text:p text:style-name="P5">Part 1</text:p>
      <text:p text:style-name="P2"><draw:g text:anchor-type="paragraph" draw:z-index="0" draw:style-name="gr1"><draw:custom-shape draw:style-name="gr2" draw:text-style-name="P7" xml:id="id2" draw:id="id2" svg:width="3.063cm" svg:height="1.01cm" svg:x="0.575cm" svg:y="1.916cm"><text:p text:style-name="P6"><text:span text:style-name="T1">Route</text:span></text:p><draw:enhanced-geometry svg:viewBox="0 0 21600 21600" draw:type="rectangle" draw:enhanced-path="M 0 0 L 21600 0 21600 21600 0 21600 0 0 Z N"/></draw:custom-shape><draw:custom-shape draw:style-name="gr3" draw:text-style-name="P7" xml:id="id3" draw:id="id3" svg:width="3.063cm" svg:height="1.01cm" svg:x="7.273cm" svg:y="1.916cm"><text:p text:style-name="P6"><text:span text:style-name="T1">Airport</text:span></text:p><draw:enhanced-geometry svg:viewBox="0 0 21600 21600" draw:type="rectangle" draw:enhanced-path="M 0 0 L 21600 0 21600 21600 0 21600 0 0 Z N"/></draw:custom-shape><draw:custom-shape draw:style-name="gr4" draw:text-style-name="P7" xml:id="id6" draw:id="id6" svg:width="3.063cm" svg:height="1.01cm" svg:x="14.928cm" svg:y="1.916cm"><text:p text:style-name="P6"><text:span text:style-name="T1">City</text:span></text:p><draw:enhanced-geometry svg:viewBox="0 0 21600 21600" draw:type="rectangle" draw:enhanced-path="M 0 0 L 21600 0 21600 21600 0 21600 0 0 Z N"/></draw:custom-shape><draw:custom-shape draw:style-name="gr5" draw:text-style-name="P7" xml:id="id8" draw:id="id8" svg:width="3.063cm" svg:height="1.01cm" svg:x="22.679cm" svg:y="1.916cm"><text:p text:style-name="P6"><text:span text:style-name="T1">Country</text:span></text:p><draw:enhanced-geometry svg:viewBox="0 0 21600 21600" draw:type="rectangle" draw:enhanced-path="M 0 0 L 21600 0 21600 21600 0 21600 0 0 Z N"/></draw:custom-shape><draw:custom-shape draw:style-name="gr6" draw:text-style-name="P7" xml:id="id10" draw:id="id10" svg:width="4.209cm" svg:height="1.01cm" svg:x="0.002cm" svg:y="5.763cm"><text:p text:style-name="P6"><text:span text:style-name="T1">WeeklyFlight</text:span></text:p><draw:enhanced-geometry svg:viewBox="0 0 21600 21600" draw:type="rectangle" draw:enhanced-path="M 0 0 L 21600 0 21600 21600 0 21600 0 0 Z N"/></draw:custom-shape><draw:custom-shape draw:style-name="gr7" draw:text-style-name="P7" xml:id="id12" draw:id="id12" svg:width="3.061cm" svg:height="1.01cm" svg:x="8.231cm" svg:y="5.763cm"><text:p text:style-name="P6"><text:span text:style-name="T1">Flight</text:span></text:p><draw:enhanced-geometry svg:viewBox="0 0 21600 21600" draw:type="rectangle" draw:enhanced-path="M 0 0 L 21600 0 21600 21600 0 21600 0 0 Z N"/></draw:custom-shape><draw:custom-shape draw:style-name="gr8" draw:text-style-name="P7" xml:id="id25" draw:id="id25" svg:width="3.063cm" svg:height="1.01cm" svg:x="11.771cm" svg:y="8.144cm"><text:p text:style-name="P6"><text:span text:style-name="T1">Ticket</text:span></text:p><draw:enhanced-geometry svg:viewBox="0 0 21600 21600" draw:type="rectangle" draw:enhanced-path="M 0 0 L 21600 0 21600 21600 0 21600 0 0 Z N"/></draw:custom-shape><draw:custom-shape draw:style-name="gr9" draw:text-style-name="P7" xml:id="id18" draw:id="id18" svg:width="3.063cm" svg:height="1.008cm" svg:x="16.076cm" svg:y="5.673cm"><text:p text:style-name="P6"><text:span text:style-name="T1">Booking</text:span></text:p><draw:enhanced-geometry svg:viewBox="0 0 21600 21600" draw:type="rectangle" draw:enhanced-path="M 0 0 L 21600 0 21600 21600 0 21600 0 0 Z N"/></draw:custom-shape><draw:custom-shape draw:style-name="gr10" draw:text-style-name="P7" xml:id="id20" draw:id="id20" svg:width="3.063cm" svg:height="1.01cm" svg:x="23.061cm" svg:y="4.664cm"><text:p text:style-name="P6"><text:span text:style-name="T1">CCInfo</text:span></text:p><draw:enhanced-geometry svg:viewBox="0 0 21600 21600" draw:type="rectangle" draw:enhanced-path="M 0 0 L 21600 0 21600 21600 0 21600 0 0 Z N"/></draw:custom-shape><draw:custom-shape draw:style-name="gr11" draw:text-style-name="P7" xml:id="id13" draw:id="id13" svg:width="3.063cm" svg:height="1.01cm" svg:x="0.575cm" svg:y="13.824cm"><text:p text:style-name="P6"><text:span text:style-name="T1">Plane</text:span></text:p><draw:enhanced-geometry svg:viewBox="0 0 21600 21600" draw:type="rectangle" draw:enhanced-path="M 0 0 L 21600 0 21600 21600 0 21600 0 0 Z N"/></draw:custom-shape><draw:custom-shape draw:style-name="gr12" draw:text-style-name="P7" xml:id="id15" draw:id="id15" svg:width="3.063cm" svg:height="1.01cm" svg:x="8.996cm" svg:y="13.824cm"><text:p text:style-name="P6"><text:span text:style-name="T1">Seat</text:span></text:p><draw:enhanced-geometry svg:viewBox="0 0 21600 21600" draw:type="rectangle" draw:enhanced-path="M 0 0 L 21600 0 21600 21600 0 21600 0 0 Z N"/></draw:custom-shape><draw:custom-shape draw:style-name="gr13" draw:text-style-name="P7" xml:id="id22" draw:id="id22" svg:width="3.733cm" svg:height="1.008cm" svg:x="15.789cm" svg:y="9.704cm"><text:p text:style-name="P6"><text:span text:style-name="T1">Passenger</text:span></text:p><draw:enhanced-geometry svg:viewBox="0 0 21600 21600" draw:type="rectangle" draw:enhanced-path="M 0 0 L 21600 0 21600 21600 0 21600 0 0 Z N"/></draw:custom-shape><draw:custom-shape draw:style-name="gr14" draw:text-style-name="P7" xml:id="id9" draw:id="id9" svg:width="2.488cm" svg:height="0.826cm" svg:x="0.863cm" svg:y="3.93cm"><text:p text:style-name="P6"><text:span text:style-name="T1">i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5" draw:text-style-name="P7" xml:id="id1" draw:id="id1" svg:width="2.49cm" svg:height="0.825cm" svg:x="4.02cm" svg:y="2.008cm"><text:p text:style-name="P6"><text:span text:style-name="T1">from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6" draw:text-style-name="P7" xml:id="id4" draw:id="id4" svg:width="2.49cm" svg:height="0.825cm" svg:x="4.02cm" svg:y="0.725cm"><text:p text:style-name="P6"><text:span text:style-name="T1">to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7" draw:text-style-name="P7" xml:id="id5" draw:id="id5" svg:width="2.488cm" svg:height="0.825cm" svg:x="11.388cm" svg:y="2.008cm"><text:p text:style-name="P6"><text:span text:style-name="T1">i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8" draw:text-style-name="P7" xml:id="id7" draw:id="id7" svg:width="2.488cm" svg:height="0.825cm" svg:x="19.138cm" svg:y="2.008cm"><text:p text:style-name="P6"><text:span text:style-name="T1">i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9" draw:text-style-name="P7" xml:id="id14" draw:id="id14" svg:width="2.488cm" svg:height="0.825cm" svg:x="4.498cm" svg:y="13.918cm"><text:p text:style-name="P6"><text:span text:style-name="T1">ha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0" draw:text-style-name="P7" xml:id="id17" draw:id="id17" svg:width="2.49cm" svg:height="0.826cm" svg:x="12.153cm" svg:y="3.93cm"><text:p text:style-name="P6"><text:span text:style-name="T1">ha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1" draw:text-style-name="P7" xml:id="id11" draw:id="id11" svg:width="2.488cm" svg:height="0.826cm" svg:x="4.978cm" svg:y="5.855cm"><text:p text:style-name="P6"><text:span text:style-name="T1">ha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2" draw:text-style-name="P7" xml:id="id16" draw:id="id16" svg:width="2.488cm" svg:height="0.826cm" svg:x="0.863cm" svg:y="11.535cm"><text:p text:style-name="P6"><text:span text:style-name="T1">make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3" draw:text-style-name="P7" svg:x1="4.02cm" svg:y1="2.421cm" svg:x2="3.637cm" svg:y2="2.421cm" draw:start-shape="id1" draw:start-glue-point="5" draw:end-shape="id2" draw:end-glue-point="1" svg:d="M4020 2421h-383" svg:viewBox="0 0 385 2"><text:p/></draw:connector><draw:connector draw:style-name="gr24" draw:text-style-name="P7" svg:x1="6.509cm" svg:y1="2.421cm" svg:x2="7.273cm" svg:y2="2.421cm" draw:start-shape="id1" draw:start-glue-point="7" draw:end-shape="id3" draw:end-glue-point="3" svg:d="M6509 2421h764" svg:viewBox="0 0 766 2"><text:p/></draw:connector><draw:connector draw:style-name="gr25" draw:text-style-name="P7" svg:x1="2.106cm" svg:y1="1.916cm" svg:x2="4.02cm" svg:y2="1.138cm" draw:start-shape="id2" draw:start-glue-point="0" draw:end-shape="id4" draw:end-glue-point="5" svg:d="M2106 1916v-778h1914" svg:viewBox="0 0 1916 780"><text:p/></draw:connector><draw:connector draw:style-name="gr26" draw:text-style-name="P7" svg:x1="6.509cm" svg:y1="1.138cm" svg:x2="8.804cm" svg:y2="1.916cm" draw:start-shape="id4" draw:start-glue-point="7" draw:end-shape="id3" draw:end-glue-point="0" svg:d="M6509 1138h2295v778" svg:viewBox="0 0 2297 780"><text:p/></draw:connector><draw:connector draw:style-name="gr27" draw:text-style-name="P7" svg:x1="10.335cm" svg:y1="2.421cm" svg:x2="11.388cm" svg:y2="2.421cm" draw:start-shape="id3" draw:start-glue-point="1" draw:end-shape="id5" draw:end-glue-point="5" svg:d="M10335 2421h1053" svg:viewBox="0 0 1055 2"><text:p/></draw:connector><draw:connector draw:style-name="gr28" draw:text-style-name="P7" svg:x1="13.875cm" svg:y1="2.421cm" svg:x2="14.928cm" svg:y2="2.421cm" draw:start-shape="id5" draw:start-glue-point="7" draw:end-shape="id6" draw:end-glue-point="3" svg:d="M13875 2421h1053" svg:viewBox="0 0 1055 2"><text:p/></draw:connector><draw:connector draw:style-name="gr29" draw:text-style-name="P7" svg:x1="17.99cm" svg:y1="2.421cm" svg:x2="19.138cm" svg:y2="2.421cm" draw:start-shape="id6" draw:start-glue-point="1" draw:end-shape="id7" draw:end-glue-point="5" svg:d="M17990 2421h1148" svg:viewBox="0 0 1150 2"><text:p/></draw:connector><draw:connector draw:style-name="gr30" draw:text-style-name="P7" svg:x1="21.626cm" svg:y1="2.421cm" svg:x2="22.679cm" svg:y2="2.421cm" draw:start-shape="id7" draw:start-glue-point="7" draw:end-shape="id8" draw:end-glue-point="3" svg:d="M21626 2421h1053" svg:viewBox="0 0 1055 2"><text:p/></draw:connector><draw:connector draw:style-name="gr31" draw:text-style-name="P7" svg:x1="2.106cm" svg:y1="2.925cm" svg:x2="2.106cm" svg:y2="3.93cm" draw:start-shape="id2" draw:start-glue-point="2" draw:end-shape="id9" draw:end-glue-point="4" svg:d="M2106 2925v1005" svg:viewBox="0 0 2 1007"><text:p/></draw:connector><draw:connector draw:style-name="gr32" draw:text-style-name="P7" svg:x1="2.106cm" svg:y1="4.756cm" svg:x2="2.106cm" svg:y2="5.764cm" draw:start-shape="id9" draw:start-glue-point="6" draw:end-shape="id10" draw:end-glue-point="0" svg:d="M2106 4756v1008" svg:viewBox="0 0 2 1009"><text:p/></draw:connector><draw:connector draw:style-name="gr33" draw:text-style-name="P7" svg:x1="4.211cm" svg:y1="6.268cm" svg:x2="4.979cm" svg:y2="6.268cm" draw:start-shape="id10" draw:start-glue-point="1" draw:end-shape="id11" draw:end-glue-point="5" svg:d="M4211 6268h768" svg:viewBox="0 0 769 2"><text:p/></draw:connector><draw:connector draw:style-name="gr34" draw:text-style-name="P7" svg:x1="7.465cm" svg:y1="6.268cm" svg:x2="8.23cm" svg:y2="6.268cm" draw:start-shape="id11" draw:start-glue-point="7" draw:end-shape="id12" draw:end-glue-point="3" svg:d="M7465 6268h765" svg:viewBox="0 0 767 2"><text:p/></draw:connector><draw:connector draw:style-name="gr35" draw:text-style-name="P7" svg:x1="3.637cm" svg:y1="14.329cm" svg:x2="4.498cm" svg:y2="14.331cm" draw:start-shape="id13" draw:start-glue-point="1" draw:end-shape="id14" draw:end-glue-point="5" svg:d="M3637 14329h431v2h430" svg:viewBox="0 0 863 4"><text:p/></draw:connector><draw:connector draw:style-name="gr36" draw:text-style-name="P7" svg:x1="6.985cm" svg:y1="14.331cm" svg:x2="8.996cm" svg:y2="14.329cm" draw:start-shape="id14" draw:start-glue-point="7" draw:end-shape="id15" draw:end-glue-point="3" svg:d="M6985 14331h1007v-2h1004" svg:viewBox="0 0 2013 4"><text:p/></draw:connector><draw:connector draw:style-name="gr37" draw:text-style-name="P7" svg:x1="2.106cm" svg:y1="12.36cm" svg:x2="2.106cm" svg:y2="13.824cm" draw:start-shape="id16" draw:start-glue-point="6" draw:end-shape="id13" draw:end-glue-point="0" svg:d="M2106 12360v1464" svg:viewBox="0 0 2 1466"><text:p/></draw:connector><draw:connector draw:style-name="gr38" draw:text-style-name="P7" svg:x1="3.35cm" svg:y1="11.947cm" svg:x2="9.76cm" svg:y2="6.772cm" draw:start-shape="id16" draw:start-glue-point="7" draw:end-shape="id12" draw:end-glue-point="2" svg:d="M3350 11947h6410v-5175" svg:viewBox="0 0 6412 5177"><text:p/></draw:connector><draw:connector draw:style-name="gr39" draw:text-style-name="P7" svg:x1="9.76cm" svg:y1="5.763cm" svg:x2="12.153cm" svg:y2="4.343cm" draw:start-shape="id12" draw:start-glue-point="0" draw:end-shape="id17" draw:end-glue-point="5" svg:d="M9760 5763v-1420h2393" svg:viewBox="0 0 2395 1422"><text:p/></draw:connector><draw:connector draw:style-name="gr40" draw:text-style-name="P7" svg:x1="14.642cm" svg:y1="4.343cm" svg:x2="17.607cm" svg:y2="5.673cm" draw:start-shape="id17" draw:start-glue-point="7" draw:end-shape="id18" draw:end-glue-point="0" svg:d="M14642 4343h2965v1330" svg:viewBox="0 0 2967 1332"><text:p/></draw:connector><draw:custom-shape draw:style-name="gr41" draw:text-style-name="P7" xml:id="id19" draw:id="id19" svg:width="2.583cm" svg:height="0.856cm" svg:x="19.616cm" svg:y="4.999cm"><text:p text:style-name="P6"><text:span text:style-name="T1">payed b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2" draw:text-style-name="P7" svg:x1="19.138cm" svg:y1="6.176cm" svg:x2="19.616cm" svg:y2="5.428cm" draw:start-shape="id18" draw:start-glue-point="1" draw:end-shape="id19" draw:end-glue-point="5" svg:d="M19138 6176h240v-748h238" svg:viewBox="0 0 480 750"><text:p/></draw:connector><draw:connector draw:style-name="gr43" draw:text-style-name="P7" svg:x1="22.199cm" svg:y1="5.428cm" svg:x2="23.061cm" svg:y2="5.169cm" draw:start-shape="id19" draw:start-glue-point="7" draw:end-shape="id20" draw:end-glue-point="3" svg:d="M22199 5428h432v-259h430" svg:viewBox="0 0 864 261"><text:p/></draw:connector><draw:custom-shape draw:style-name="gr44" draw:text-style-name="P7" xml:id="id21" draw:id="id21" svg:width="2.488cm" svg:height="0.826cm" svg:x="16.364cm" svg:y="7.504cm"><text:p text:style-name="P6"><text:span text:style-name="T1">made by 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5" draw:text-style-name="P7" svg:x1="17.607cm" svg:y1="6.68cm" svg:x2="17.607cm" svg:y2="7.504cm" draw:start-shape="id18" draw:start-glue-point="2" draw:end-shape="id21" draw:end-glue-point="4" svg:d="M17607 6680v824" svg:viewBox="0 0 2 826"><text:p/></draw:connector><draw:connector draw:style-name="gr46" draw:text-style-name="P7" svg:x1="17.607cm" svg:y1="8.33cm" svg:x2="17.655cm" svg:y2="9.704cm" draw:start-shape="id21" draw:start-glue-point="6" draw:end-shape="id22" draw:end-glue-point="0" svg:d="M17607 8330v688h48v686" svg:viewBox="0 0 49 1376"><text:p/></draw:connector><draw:custom-shape draw:style-name="gr47" draw:text-style-name="P7" xml:id="id23" draw:id="id23" svg:width="2.488cm" svg:height="0.825cm" svg:x="19.904cm" svg:y="7.871cm"><text:p text:style-name="P6"><text:span text:style-name="T1">contac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8" draw:text-style-name="P7" svg:x1="17.607cm" svg:y1="6.68cm" svg:x2="21.147cm" svg:y2="7.87cm" draw:start-shape="id18" draw:start-glue-point="2" draw:end-shape="id23" draw:end-glue-point="4" svg:d="M17607 6680v594h3540v596" svg:viewBox="0 0 3542 1192"><text:p/></draw:connector><draw:connector draw:style-name="gr49" draw:text-style-name="P7" svg:x1="21.147cm" svg:y1="8.695cm" svg:x2="19.521cm" svg:y2="10.207cm" draw:start-shape="id23" draw:start-glue-point="6" draw:end-shape="id22" draw:end-glue-point="1" svg:d="M21147 8695v1512h-1626" svg:viewBox="0 0 1628 1513"><text:p/></draw:connector><draw:custom-shape draw:style-name="gr50" draw:text-style-name="P7" xml:id="id24" draw:id="id24" svg:width="3.04cm" svg:height="1.008cm" svg:x="8.996cm" svg:y="10.069cm"><text:p text:style-name="P6"><text:span text:style-name="T1">assign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51" draw:text-style-name="P7" svg:x1="10.528cm" svg:y1="13.825cm" svg:x2="10.517cm" svg:y2="11.076cm" draw:start-shape="id15" draw:start-glue-point="0" draw:end-shape="id24" draw:end-glue-point="6" svg:d="M10528 13825v-1374h-11v-1375" svg:viewBox="0 0 12 2750"><text:p/></draw:connector><draw:connector draw:style-name="gr52" draw:text-style-name="P7" svg:x1="10.517cm" svg:y1="10.069cm" svg:x2="11.771cm" svg:y2="8.649cm" draw:start-shape="id24" draw:start-glue-point="4" draw:end-shape="id25" draw:end-glue-point="3" svg:d="M10517 10069v-1420h1254" svg:viewBox="0 0 1256 1422"><text:p/></draw:connector><draw:custom-shape draw:style-name="gr53" draw:text-style-name="P7" xml:id="id26" draw:id="id26" svg:width="3.042cm" svg:height="1.008cm" svg:x="11.792cm" svg:y="9.704cm"><text:p text:style-name="P6"><text:span text:style-name="T1">assign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54" draw:text-style-name="P7" svg:x1="13.302cm" svg:y1="9.153cm" svg:x2="13.313cm" svg:y2="9.703cm" draw:start-shape="id25" draw:start-glue-point="2" draw:end-shape="id26" draw:end-glue-point="4" svg:d="M13302 9153v275h11v275" svg:viewBox="0 0 12 552"><text:p/></draw:connector><draw:connector draw:style-name="gr55" draw:text-style-name="P7" svg:x1="14.833cm" svg:y1="10.208cm" svg:x2="15.789cm" svg:y2="10.206cm" draw:start-shape="id26" draw:start-glue-point="7" draw:end-shape="id22" draw:end-glue-point="3" svg:d="M14833 10208h479v-2h477" svg:viewBox="0 0 958 4"><text:p/></draw:connector><draw:custom-shape draw:style-name="gr56" draw:text-style-name="P7" xml:id="id27" draw:id="id27" svg:width="3.042cm" svg:height="1.008cm" svg:x="11.792cm" svg:y="5.673cm"><text:p text:style-name="P6"><text:span text:style-name="T1">made b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57" draw:text-style-name="P7" svg:x1="13.302cm" svg:y1="8.144cm" svg:x2="13.313cm" svg:y2="6.68cm" draw:start-shape="id25" draw:start-glue-point="0" draw:end-shape="id27" draw:end-glue-point="6" svg:d="M13302 8144v-732h11v-732" svg:viewBox="0 0 12 1466"><text:p/></draw:connector><draw:connector draw:style-name="gr58" draw:text-style-name="P7" svg:x1="14.833cm" svg:y1="6.178cm" svg:x2="16.076cm" svg:y2="6.176cm" draw:start-shape="id27" draw:start-glue-point="7" draw:end-shape="id18" draw:end-glue-point="3" svg:d="M14833 6178h622v-2h621" svg:viewBox="0 0 1245 4"><text:p/></draw:connector><draw:frame draw:style-name="gr59" draw:text-style-name="P9" svg:width="0.888cm" svg:height="0.863cm" svg:x="18.962cm" svg:y="4.756cm"><draw:text-box><text:p text:style-name="P8"><text:span text:style-name="T2">N</text:span></text:p></draw:text-box></draw:frame><draw:frame draw:style-name="gr60" draw:text-style-name="P9" svg:width="0.847cm" svg:height="0.863cm" svg:x="21.259cm" svg:y="6.864cm"><draw:text-box><text:p text:style-name="P8"><text:span text:style-name="T2">N</text:span></text:p></draw:text-box></draw:frame><draw:frame draw:style-name="gr61" draw:text-style-name="P9" svg:width="0.846cm" svg:height="0.863cm" svg:x="16.554cm" svg:y="6.772cm"><draw:text-box><text:p text:style-name="P8"><text:span text:style-name="T2">N</text:span></text:p></draw:text-box></draw:frame><draw:frame draw:style-name="gr62" draw:text-style-name="P9" svg:width="0.888cm" svg:height="0.863cm" svg:x="16.57cm" svg:y="8.659cm"><draw:text-box><text:p text:style-name="P8"><text:span text:style-name="T2">N</text:span></text:p></draw:text-box></draw:frame><draw:frame draw:style-name="gr63" draw:text-style-name="P9" svg:width="0.888cm" svg:height="0.863cm" svg:x="13.492cm" svg:y="9.062cm"><draw:text-box><text:p text:style-name="P8"><text:span text:style-name="T2">N</text:span></text:p></draw:text-box></draw:frame><draw:frame draw:style-name="gr64" draw:text-style-name="P9" svg:width="0.847cm" svg:height="0.863cm" svg:x="15.119cm" svg:y="5.488cm"><draw:text-box><text:p text:style-name="P8"><text:span text:style-name="T2">N</text:span></text:p></draw:text-box></draw:frame><draw:frame draw:style-name="gr65" draw:text-style-name="P9" svg:width="0.888cm" svg:height="0.863cm" svg:x="10.718cm" svg:y="8.019cm"><draw:text-box><text:p text:style-name="P8"><text:span text:style-name="T2">N</text:span></text:p></draw:text-box></draw:frame><draw:frame draw:style-name="gr66" draw:text-style-name="P9" svg:width="0.888cm" svg:height="0.863cm" svg:x="7.656cm" svg:y="13.332cm"><draw:text-box><text:p text:style-name="P8"><text:span text:style-name="T2">N</text:span></text:p></draw:text-box></draw:frame><draw:frame draw:style-name="gr67" draw:text-style-name="P9" svg:width="0.888cm" svg:height="0.863cm" svg:x="9.874cm" svg:y="7.229cm"><draw:text-box><text:p text:style-name="P8"><text:span text:style-name="T2">N</text:span></text:p></draw:text-box></draw:frame><draw:frame draw:style-name="gr68" draw:text-style-name="P9" svg:width="0.888cm" svg:height="0.863cm" svg:x="14.753cm" svg:y="3.713cm"><draw:text-box><text:p text:style-name="P8"><text:span text:style-name="T2">N</text:span></text:p></draw:text-box></draw:frame><draw:frame draw:style-name="gr69" draw:text-style-name="P9" svg:width="0.888cm" svg:height="0.863cm" svg:x="7.273cm" svg:y="5.544cm"><draw:text-box><text:p text:style-name="P8"><text:span text:style-name="T2">N</text:span></text:p></draw:text-box></draw:frame><draw:frame draw:style-name="gr70" draw:text-style-name="P9" svg:width="0.844cm" svg:height="0.863cm" svg:x="2.394cm" svg:y="4.904cm"><draw:text-box><text:p text:style-name="P8"><text:span text:style-name="T2">N</text:span></text:p></draw:text-box></draw:frame><draw:frame draw:style-name="gr71" draw:text-style-name="P9" svg:width="0.846cm" svg:height="0.863cm" svg:x="18.278cm" svg:y="1.696cm"><draw:text-box><text:p text:style-name="P8"><text:span text:style-name="T2">N</text:span></text:p></draw:text-box></draw:frame><draw:frame draw:style-name="gr72" draw:text-style-name="P9" svg:width="0.888cm" svg:height="0.863cm" svg:x="10.43cm" svg:y="1.734cm"><draw:text-box><text:p text:style-name="P8"><text:span text:style-name="T2">N</text:span></text:p></draw:text-box></draw:frame><draw:frame draw:style-name="gr73" draw:text-style-name="P9" svg:width="0.888cm" svg:height="0.863cm" svg:x="3.35cm" svg:y="0.415cm"><draw:text-box><text:p text:style-name="P8"><text:span text:style-name="T2">N</text:span></text:p></draw:text-box></draw:frame><draw:frame draw:style-name="gr74" draw:text-style-name="P9" svg:width="0.888cm" svg:height="0.863cm" svg:x="3.558cm" svg:y="1.641cm"><draw:text-box><text:p text:style-name="P8"><text:span text:style-name="T2">N</text:span></text:p></draw:text-box></draw:frame><draw:frame draw:style-name="gr75" draw:text-style-name="P9" svg:width="0.8cm" svg:height="0.863cm" svg:x="22.105cm" svg:y="4.445cm"><draw:text-box><text:p text:style-name="P8"><text:span text:style-name="T2">1</text:span></text:p></draw:text-box></draw:frame><draw:frame draw:style-name="gr76" draw:text-style-name="P9" svg:width="0.765cm" svg:height="0.863cm" svg:x="21.338cm" svg:y="9.245cm"><draw:text-box><text:p text:style-name="P8"><text:span text:style-name="T2">1</text:span></text:p></draw:text-box></draw:frame><draw:frame draw:style-name="gr77" draw:text-style-name="P9" svg:width="0.8cm" svg:height="0.863cm" svg:x="15.023cm" svg:y="9.61cm"><draw:text-box><text:p text:style-name="P8"><text:span text:style-name="T2">1</text:span></text:p></draw:text-box></draw:frame><draw:frame draw:style-name="gr78" draw:text-style-name="P9" svg:width="0.8cm" svg:height="0.863cm" svg:x="13.397cm" svg:y="7.139cm"><draw:text-box><text:p text:style-name="P8"><text:span text:style-name="T2">1</text:span></text:p></draw:text-box></draw:frame><draw:frame draw:style-name="gr79" draw:text-style-name="P9" svg:width="0.8cm" svg:height="0.863cm" svg:x="10.815cm" svg:y="12.506cm"><draw:text-box><text:p text:style-name="P8"><text:span text:style-name="T2">1</text:span></text:p></draw:text-box></draw:frame><draw:frame draw:style-name="gr80" draw:text-style-name="P9" svg:width="0.763cm" svg:height="0.863cm" svg:x="3.736cm" svg:y="13.367cm"><draw:text-box><text:p text:style-name="P8"><text:span text:style-name="T2">1</text:span></text:p></draw:text-box></draw:frame><draw:frame draw:style-name="gr81" draw:text-style-name="P9" svg:width="0.8cm" svg:height="0.863cm" svg:x="1.055cm" svg:y="12.69cm"><draw:text-box><text:p text:style-name="P8"><text:span text:style-name="T2">1</text:span></text:p></draw:text-box></draw:frame><draw:frame draw:style-name="gr82" draw:text-style-name="P9" svg:width="0.8cm" svg:height="0.863cm" svg:x="10.719cm" svg:y="3.713cm"><draw:text-box><text:p text:style-name="P8"><text:span text:style-name="T2">1</text:span></text:p></draw:text-box></draw:frame><draw:frame draw:style-name="gr83" draw:text-style-name="P9" svg:width="0.766cm" svg:height="0.863cm" svg:x="5.742cm" svg:y="8.568cm"><draw:text-box><text:p text:style-name="P8"><text:span text:style-name="T2">1</text:span></text:p></draw:text-box></draw:frame><draw:frame draw:style-name="gr84" draw:text-style-name="P9" svg:width="0.766cm" svg:height="0.863cm" svg:x="2.297cm" svg:y="3.071cm"><draw:text-box><text:p text:style-name="P8"><text:span text:style-name="T2">1</text:span></text:p></draw:text-box></draw:frame><draw:frame draw:style-name="gr85" draw:text-style-name="P9" svg:width="0.763cm" svg:height="0.863cm" svg:x="21.724cm" svg:y="1.789cm"><draw:text-box><text:p text:style-name="P8"><text:span text:style-name="T2">1</text:span></text:p></draw:text-box></draw:frame><draw:frame draw:style-name="gr86" draw:text-style-name="P9" svg:width="0.8cm" svg:height="0.863cm" svg:x="13.877cm" svg:y="1.697cm"><draw:text-box><text:p text:style-name="P8"><text:span text:style-name="T2">1</text:span></text:p></draw:text-box></draw:frame><draw:frame draw:style-name="gr87" draw:text-style-name="P9" svg:width="0.766cm" svg:height="0.863cm" svg:x="6.602cm" svg:y="0.505cm"><draw:text-box><text:p text:style-name="P8"><text:span text:style-name="T2">1</text:span></text:p></draw:text-box></draw:frame><draw:frame draw:style-name="gr88" draw:text-style-name="P9" svg:width="0.8cm" svg:height="0.863cm" svg:x="6.414cm" svg:y="1.734cm"><draw:text-box><text:p text:style-name="P8"><text:span text:style-name="T2">1</text:span></text:p></draw:text-box></draw:frame><draw:custom-shape draw:style-name="gr89" draw:text-style-name="P7" xml:id="id31" draw:id="id31" svg:width="3.922cm" svg:height="1.008cm" svg:x="4.978cm" svg:y="9.337cm"><text:p text:style-name="P6"><text:span text:style-name="T1">Year</text:span></text:p><draw:enhanced-geometry svg:viewBox="0 0 21600 21600" draw:type="rectangle" draw:enhanced-path="M 0 0 L 21600 0 21600 21600 0 21600 0 0 Z N"/></draw:custom-shape><draw:custom-shape draw:style-name="gr90" draw:text-style-name="P7" xml:id="id29" draw:id="id29" svg:width="3.063cm" svg:height="1.008cm" svg:x="0.575cm" svg:y="9.337cm"><text:p text:style-name="P6"><text:span text:style-name="T1">Week Day</text:span></text:p><draw:enhanced-geometry svg:viewBox="0 0 21600 21600" draw:type="rectangle" draw:enhanced-path="M 0 0 L 21600 0 21600 21600 0 21600 0 0 Z N"/></draw:custom-shape><draw:custom-shape draw:style-name="gr91" draw:text-style-name="P7" xml:id="id28" draw:id="id28" svg:width="2.488cm" svg:height="0.825cm" svg:x="0.863cm" svg:y="7.688cm"><text:p text:style-name="P6"><text:span text:style-name="T1">On 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92" draw:text-style-name="P7" svg:x1="2.106cm" svg:y1="6.772cm" svg:x2="2.106cm" svg:y2="7.687cm" draw:start-shape="id10" draw:start-glue-point="2" draw:end-shape="id28" draw:end-glue-point="4" svg:d="M2106 6772v915" svg:viewBox="0 0 2 917"><text:p/></draw:connector><draw:connector draw:style-name="gr93" draw:text-style-name="P7" svg:x1="2.106cm" svg:y1="8.511cm" svg:x2="2.106cm" svg:y2="9.336cm" draw:start-shape="id28" draw:start-glue-point="6" draw:end-shape="id29" draw:end-glue-point="0" svg:d="M2106 8511v825" svg:viewBox="0 0 2 827"><text:p/></draw:connector><draw:custom-shape draw:style-name="gr94" draw:text-style-name="P7" xml:id="id30" draw:id="id30" svg:width="2.488cm" svg:height="0.825cm" svg:x="5.68cm" svg:y="7.871cm"><text:p text:style-name="P6"><text:span text:style-name="T1">On 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95" draw:text-style-name="P7" svg:x1="6.924cm" svg:y1="8.695cm" svg:x2="6.938cm" svg:y2="9.337cm" draw:start-shape="id30" draw:start-glue-point="6" draw:end-shape="id31" draw:end-glue-point="0" svg:d="M6924 8695v321h14v321" svg:viewBox="0 0 16 644"><text:p/></draw:connector><draw:connector draw:style-name="gr96" draw:text-style-name="P7" svg:x1="9.761cm" svg:y1="6.772cm" svg:x2="6.924cm" svg:y2="7.87cm" draw:start-shape="id12" draw:end-shape="id30" draw:end-glue-point="4" svg:d="M9761 6772v548h-2837v550" svg:viewBox="0 0 2838 1101"><text:p/></draw:connector><draw:frame draw:style-name="gr97" draw:text-style-name="P9" svg:width="0.888cm" svg:height="0.863cm" svg:x="0.958cm" svg:y="6.918cm"><draw:text-box><text:p text:style-name="P8"><text:span text:style-name="T2">N</text:span></text:p></draw:text-box></draw:frame><draw:frame draw:style-name="gr98" draw:text-style-name="P9" svg:width="0.888cm" svg:height="0.863cm" svg:x="6.213cm" svg:y="6.948cm"><draw:text-box><text:p text:style-name="P8"><text:span text:style-name="T2">N</text:span></text:p></draw:text-box></draw:frame><draw:frame draw:style-name="gr99" draw:text-style-name="P9" svg:width="0.765cm" svg:height="0.863cm" svg:x="2.011cm" svg:y="8.511cm"><draw:text-box><text:p text:style-name="P8"><text:span text:style-name="T2">1</text:span></text:p></draw:text-box></draw:frame></draw:g></text:p>
      <text:p text:style-name="P3"><draw:g text:anchor-type="paragraph" draw:z-index="1" draw:style-name="gr1"><draw:custom-shape draw:style-name="gr100" draw:text-style-name="P10" xml:id="id40" draw:id="id40" svg:width="2.301cm" svg:height="0.6cm" svg:x="0.872cm" svg:y="1cm"><text:p text:style-name="P6"><text:span text:style-name="T3">id</text:span></text:p><draw:enhanced-geometry svg:viewBox="0 0 21600 21600" draw:type="rectangle" draw:enhanced-path="M 0 0 L 21600 0 21600 21600 0 21600 0 0 Z N"/></draw:custom-shape><draw:custom-shape draw:style-name="gr101" draw:text-style-name="P11" xml:id="id32" draw:id="id32" svg:width="2.301cm" svg:height="0.6cm" svg:x="3.172cm" svg:y="1cm"><text:p text:style-name="P6"><text:span text:style-name="T2">to</text:span></text:p><draw:enhanced-geometry svg:viewBox="0 0 21600 21600" draw:type="rectangle" draw:enhanced-path="M 0 0 L 21600 0 21600 21600 0 21600 0 0 Z N"/></draw:custom-shape><draw:custom-shape draw:style-name="gr102" draw:text-style-name="P11" xml:id="id34" draw:id="id34" svg:width="2.301cm" svg:height="0.6cm" svg:x="5.472cm" svg:y="1cm"><text:p text:style-name="P6"><text:span text:style-name="T2">from</text:span></text:p><draw:enhanced-geometry svg:viewBox="0 0 21600 21600" draw:type="rectangle" draw:enhanced-path="M 0 0 L 21600 0 21600 21600 0 21600 0 0 Z N"/></draw:custom-shape><draw:frame draw:style-name="gr103" draw:text-style-name="P9" svg:width="2.701cm" svg:height="0.863cm" svg:x="0.702cm" svg:y="0.019cm"><draw:text-box><text:p text:style-name="P8"><text:span text:style-name="T2">Route</text:span></text:p></draw:text-box></draw:frame><draw:custom-shape draw:style-name="gr104" draw:text-style-name="P10" xml:id="id33" draw:id="id33" svg:width="2.301cm" svg:height="0.6cm" svg:x="8.442cm" svg:y="0.981cm"><text:p text:style-name="P6"><text:span text:style-name="T3">code</text:span></text:p><draw:enhanced-geometry svg:viewBox="0 0 21600 21600" draw:type="rectangle" draw:enhanced-path="M 0 0 L 21600 0 21600 21600 0 21600 0 0 Z N"/></draw:custom-shape><draw:custom-shape draw:style-name="gr105" draw:text-style-name="P11" svg:width="2.301cm" svg:height="0.6cm" svg:x="10.742cm" svg:y="0.981cm"><text:p text:style-name="P6"><text:span text:style-name="T2">name</text:span></text:p><draw:enhanced-geometry svg:viewBox="0 0 21600 21600" draw:type="rectangle" draw:enhanced-path="M 0 0 L 21600 0 21600 21600 0 21600 0 0 Z N"/></draw:custom-shape><draw:custom-shape draw:style-name="gr106" draw:text-style-name="P11" xml:id="id35" draw:id="id35" svg:width="2.301cm" svg:height="0.6cm" svg:x="13.042cm" svg:y="0.981cm"><text:p text:style-name="P6"><text:span text:style-name="T2">city</text:span></text:p><draw:enhanced-geometry svg:viewBox="0 0 21600 21600" draw:type="rectangle" draw:enhanced-path="M 0 0 L 21600 0 21600 21600 0 21600 0 0 Z N"/></draw:custom-shape><draw:frame draw:style-name="gr107" draw:text-style-name="P9" svg:width="2.7cm" svg:height="0.863cm" svg:x="8.273cm" svg:y="0cm"><draw:text-box><text:p text:style-name="P8"><text:span text:style-name="T2">Airport</text:span></text:p></draw:text-box></draw:frame><draw:custom-shape draw:style-name="gr108" draw:text-style-name="P10" xml:id="id36" draw:id="id36" svg:width="2.299cm" svg:height="0.6cm" svg:x="16.073cm" svg:y="1cm"><text:p text:style-name="P6"><text:span text:style-name="T3">id</text:span></text:p><draw:enhanced-geometry svg:viewBox="0 0 21600 21600" draw:type="rectangle" draw:enhanced-path="M 0 0 L 21600 0 21600 21600 0 21600 0 0 Z N"/></draw:custom-shape><draw:custom-shape draw:style-name="gr109" draw:text-style-name="P11" svg:width="2.301cm" svg:height="0.6cm" svg:x="18.371cm" svg:y="1cm"><text:p text:style-name="P6"><text:span text:style-name="T2">name</text:span></text:p><draw:enhanced-geometry svg:viewBox="0 0 21600 21600" draw:type="rectangle" draw:enhanced-path="M 0 0 L 21600 0 21600 21600 0 21600 0 0 Z N"/></draw:custom-shape><draw:custom-shape draw:style-name="gr110" draw:text-style-name="P11" xml:id="id37" draw:id="id37" svg:width="2.301cm" svg:height="0.6cm" svg:x="20.671cm" svg:y="1cm"><text:p text:style-name="P6"><text:span text:style-name="T2">country</text:span></text:p><draw:enhanced-geometry svg:viewBox="0 0 21600 21600" draw:type="rectangle" draw:enhanced-path="M 0 0 L 21600 0 21600 21600 0 21600 0 0 Z N"/></draw:custom-shape><draw:frame draw:style-name="gr111" draw:text-style-name="P9" svg:width="2.701cm" svg:height="0.863cm" svg:x="15.902cm" svg:y="0.019cm"><draw:text-box><text:p text:style-name="P8"><text:span text:style-name="T2">City</text:span></text:p></draw:text-box></draw:frame><draw:custom-shape draw:style-name="gr112" draw:text-style-name="P10" xml:id="id38" draw:id="id38" svg:width="2.301cm" svg:height="0.602cm" svg:x="19.772cm" svg:y="3.48cm"><text:p text:style-name="P6"><text:span text:style-name="T3">id</text:span></text:p><draw:enhanced-geometry svg:viewBox="0 0 21600 21600" draw:type="rectangle" draw:enhanced-path="M 0 0 L 21600 0 21600 21600 0 21600 0 0 Z N"/></draw:custom-shape><draw:custom-shape draw:style-name="gr113" draw:text-style-name="P11" svg:width="2.301cm" svg:height="0.602cm" svg:x="22.072cm" svg:y="3.48cm"><text:p text:style-name="P6"><text:span text:style-name="T2">name</text:span></text:p><draw:enhanced-geometry svg:viewBox="0 0 21600 21600" draw:type="rectangle" draw:enhanced-path="M 0 0 L 21600 0 21600 21600 0 21600 0 0 Z N"/></draw:custom-shape><draw:frame draw:style-name="gr114" draw:text-style-name="P9" svg:width="3.571cm" svg:height="0.863cm" svg:x="19.602cm" svg:y="2.499cm"><draw:text-box><text:p text:style-name="P8"><text:span text:style-name="T2">Country</text:span></text:p></draw:text-box></draw:frame><draw:custom-shape draw:style-name="gr115" draw:text-style-name="P10" xml:id="id42" draw:id="id42" svg:width="2.299cm" svg:height="0.602cm" svg:x="0.773cm" svg:y="4.399cm"><text:p text:style-name="P6"><text:span text:style-name="T3">id</text:span></text:p><draw:enhanced-geometry svg:viewBox="0 0 21600 21600" draw:type="rectangle" draw:enhanced-path="M 0 0 L 21600 0 21600 21600 0 21600 0 0 Z N"/></draw:custom-shape><draw:custom-shape draw:style-name="gr116" draw:text-style-name="P11" xml:id="id56" draw:id="id56" svg:width="2.301cm" svg:height="0.602cm" svg:x="3.071cm" svg:y="4.399cm"><text:p text:style-name="P6"><text:span text:style-name="T2">weekday</text:span></text:p><draw:enhanced-geometry svg:viewBox="0 0 21600 21600" draw:type="rectangle" draw:enhanced-path="M 0 0 L 21600 0 21600 21600 0 21600 0 0 Z N"/></draw:custom-shape><draw:custom-shape draw:style-name="gr117" draw:text-style-name="P11" xml:id="id39" draw:id="id39" svg:width="2.301cm" svg:height="0.602cm" svg:x="5.371cm" svg:y="4.399cm"><text:p text:style-name="P6"><text:span text:style-name="T2">route</text:span></text:p><draw:enhanced-geometry svg:viewBox="0 0 21600 21600" draw:type="rectangle" draw:enhanced-path="M 0 0 L 21600 0 21600 21600 0 21600 0 0 Z N"/></draw:custom-shape><draw:frame draw:style-name="gr118" draw:text-style-name="P9" svg:width="4.372cm" svg:height="0.883cm" svg:x="0.602cm" svg:y="3.418cm"><draw:text-box><text:p text:style-name="P8"><text:span text:style-name="T2">Weekly Flight</text:span></text:p></draw:text-box></draw:frame><draw:custom-shape draw:style-name="gr119" draw:text-style-name="P11" svg:width="2.301cm" svg:height="0.602cm" svg:x="7.573cm" svg:y="4.399cm"><text:p text:style-name="P6"><text:span text:style-name="T2">hour</text:span></text:p><draw:enhanced-geometry svg:viewBox="0 0 21600 21600" draw:type="rectangle" draw:enhanced-path="M 0 0 L 21600 0 21600 21600 0 21600 0 0 Z N"/></draw:custom-shape><draw:custom-shape draw:style-name="gr120" draw:text-style-name="P10" svg:width="2.301cm" svg:height="0.6cm" svg:x="0.842cm" svg:y="7.682cm"><text:p text:style-name="P6"><text:span text:style-name="T3">id</text:span></text:p><draw:enhanced-geometry svg:viewBox="0 0 21600 21600" draw:type="rectangle" draw:enhanced-path="M 0 0 L 21600 0 21600 21600 0 21600 0 0 Z N"/></draw:custom-shape><draw:custom-shape draw:style-name="gr121" draw:text-style-name="P11" xml:id="id41" draw:id="id41" svg:width="2.301cm" svg:height="0.6cm" svg:x="3.142cm" svg:y="7.682cm"><text:p text:style-name="P6"><text:span text:style-name="T2">wf</text:span></text:p><draw:enhanced-geometry svg:viewBox="0 0 21600 21600" draw:type="rectangle" draw:enhanced-path="M 0 0 L 21600 0 21600 21600 0 21600 0 0 Z N"/></draw:custom-shape><draw:custom-shape draw:style-name="gr122" draw:text-style-name="P11" xml:id="id43" draw:id="id43" svg:width="2.301cm" svg:height="0.6cm" svg:x="5.442cm" svg:y="7.682cm"><text:p text:style-name="P6"><text:span text:style-name="T2">plane</text:span></text:p><draw:enhanced-geometry svg:viewBox="0 0 21600 21600" draw:type="rectangle" draw:enhanced-path="M 0 0 L 21600 0 21600 21600 0 21600 0 0 Z N"/></draw:custom-shape><draw:frame draw:style-name="gr123" draw:text-style-name="P9" svg:width="4.37cm" svg:height="0.883cm" svg:x="0.672cm" svg:y="6.699cm"><draw:text-box><text:p text:style-name="P8"><text:span text:style-name="T2">Flight</text:span></text:p></draw:text-box></draw:frame><draw:custom-shape draw:style-name="gr124" draw:text-style-name="P11" svg:width="2.301cm" svg:height="0.6cm" svg:x="7.641cm" svg:y="7.682cm"><text:p text:style-name="P6"><text:span text:style-name="T2">week#</text:span></text:p><draw:enhanced-geometry svg:viewBox="0 0 21600 21600" draw:type="rectangle" draw:enhanced-path="M 0 0 L 21600 0 21600 21600 0 21600 0 0 Z N"/></draw:custom-shape><draw:custom-shape draw:style-name="gr125" draw:text-style-name="P10" xml:id="id54" draw:id="id54" svg:width="2.301cm" svg:height="0.6cm" svg:x="16.272cm" svg:y="7.1cm"><text:p text:style-name="P6"><text:span text:style-name="T3">id</text:span></text:p><draw:enhanced-geometry svg:viewBox="0 0 21600 21600" draw:type="rectangle" draw:enhanced-path="M 0 0 L 21600 0 21600 21600 0 21600 0 0 Z N"/></draw:custom-shape><draw:custom-shape draw:style-name="gr126" draw:text-style-name="P11" svg:width="2.301cm" svg:height="0.6cm" svg:x="18.572cm" svg:y="7.1cm"><text:p text:style-name="P6"><text:span text:style-name="T2">name</text:span></text:p><draw:enhanced-geometry svg:viewBox="0 0 21600 21600" draw:type="rectangle" draw:enhanced-path="M 0 0 L 21600 0 21600 21600 0 21600 0 0 Z N"/></draw:custom-shape><draw:custom-shape draw:style-name="gr127" draw:text-style-name="P11" xml:id="id45" draw:id="id45" svg:width="2.301cm" svg:height="0.6cm" svg:x="20.872cm" svg:y="7.1cm"><text:p text:style-name="P6"><text:span text:style-name="T2">plane</text:span></text:p><draw:enhanced-geometry svg:viewBox="0 0 21600 21600" draw:type="rectangle" draw:enhanced-path="M 0 0 L 21600 0 21600 21600 0 21600 0 0 Z N"/></draw:custom-shape><draw:frame draw:style-name="gr128" draw:text-style-name="P9" svg:width="4.37cm" svg:height="0.883cm" svg:x="16.103cm" svg:y="6.119cm"><draw:text-box><text:p text:style-name="P8"><text:span text:style-name="T2">Seat</text:span></text:p></draw:text-box></draw:frame><draw:custom-shape draw:style-name="gr129" draw:text-style-name="P10" svg:width="2.301cm" svg:height="0.6cm" svg:x="16.441cm" svg:y="10.7cm"><text:p text:style-name="P6"><text:span text:style-name="T3">code</text:span></text:p><draw:enhanced-geometry svg:viewBox="0 0 21600 21600" draw:type="rectangle" draw:enhanced-path="M 0 0 L 21600 0 21600 21600 0 21600 0 0 Z N"/></draw:custom-shape><draw:custom-shape draw:style-name="gr130" draw:text-style-name="P11" xml:id="id53" draw:id="id53" svg:width="2.301cm" svg:height="0.6cm" svg:x="18.742cm" svg:y="10.7cm"><text:p text:style-name="P6"><text:span text:style-name="T2">seat</text:span></text:p><draw:enhanced-geometry svg:viewBox="0 0 21600 21600" draw:type="rectangle" draw:enhanced-path="M 0 0 L 21600 0 21600 21600 0 21600 0 0 Z N"/></draw:custom-shape><draw:custom-shape draw:style-name="gr131" draw:text-style-name="P11" svg:width="2.631cm" svg:height="0.6cm" svg:x="21.042cm" svg:y="10.7cm"><text:p text:style-name="P6"><text:span text:style-name="T2">passenger</text:span></text:p><draw:enhanced-geometry svg:viewBox="0 0 21600 21600" draw:type="rectangle" draw:enhanced-path="M 0 0 L 21600 0 21600 21600 0 21600 0 0 Z N"/></draw:custom-shape><draw:frame draw:style-name="gr132" draw:text-style-name="P9" svg:width="4.37cm" svg:height="0.883cm" svg:x="16.272cm" svg:y="9.719cm"><draw:text-box><text:p text:style-name="P8"><text:span text:style-name="T2">Ticket</text:span></text:p></draw:text-box></draw:frame><draw:custom-shape draw:style-name="gr133" draw:text-style-name="P11" xml:id="id55" draw:id="id55" svg:width="2.301cm" svg:height="0.6cm" svg:x="23.672cm" svg:y="10.7cm"><text:p text:style-name="P6"><text:span text:style-name="T2">booking</text:span></text:p><draw:enhanced-geometry svg:viewBox="0 0 21600 21600" draw:type="rectangle" draw:enhanced-path="M 0 0 L 21600 0 21600 21600 0 21600 0 0 Z N"/></draw:custom-shape><draw:custom-shape draw:style-name="gr134" draw:text-style-name="P10" xml:id="id52" draw:id="id52" svg:width="2.301cm" svg:height="0.6cm" svg:x="5.872cm" svg:y="12.599cm"><text:p text:style-name="P6"><text:span text:style-name="T3">code</text:span></text:p><draw:enhanced-geometry svg:viewBox="0 0 21600 21600" draw:type="rectangle" draw:enhanced-path="M 0 0 L 21600 0 21600 21600 0 21600 0 0 Z N"/></draw:custom-shape><draw:custom-shape draw:style-name="gr135" draw:text-style-name="P11" xml:id="id46" draw:id="id46" svg:width="2.301cm" svg:height="0.6cm" svg:x="8.172cm" svg:y="12.599cm"><text:p text:style-name="P6"><text:span text:style-name="T2">contact</text:span></text:p><draw:enhanced-geometry svg:viewBox="0 0 21600 21600" draw:type="rectangle" draw:enhanced-path="M 0 0 L 21600 0 21600 21600 0 21600 0 0 Z N"/></draw:custom-shape><draw:custom-shape draw:style-name="gr136" draw:text-style-name="P11" svg:width="2.301cm" svg:height="0.6cm" svg:x="10.472cm" svg:y="12.599cm"><text:p text:style-name="P6"><text:span text:style-name="T2">cphone</text:span></text:p><draw:enhanced-geometry svg:viewBox="0 0 21600 21600" draw:type="rectangle" draw:enhanced-path="M 0 0 L 21600 0 21600 21600 0 21600 0 0 Z N"/></draw:custom-shape><draw:frame draw:style-name="gr137" draw:text-style-name="P9" svg:width="4.372cm" svg:height="0.883cm" svg:x="5.772cm" svg:y="11.7cm"><draw:text-box><text:p text:style-name="P8"><text:span text:style-name="T2">Booking</text:span></text:p></draw:text-box></draw:frame><draw:custom-shape draw:style-name="gr138" draw:text-style-name="P11" svg:width="2.301cm" svg:height="0.6cm" svg:x="12.672cm" svg:y="12.599cm"><text:p text:style-name="P6"><text:span text:style-name="T2">cemail</text:span></text:p><draw:enhanced-geometry svg:viewBox="0 0 21600 21600" draw:type="rectangle" draw:enhanced-path="M 0 0 L 21600 0 21600 21600 0 21600 0 0 Z N"/></draw:custom-shape><draw:custom-shape draw:style-name="gr139" draw:text-style-name="P11" svg:width="2.301cm" svg:height="0.6cm" svg:x="14.972cm" svg:y="12.599cm"><text:p text:style-name="P6"><text:span text:style-name="T2">payed</text:span></text:p><draw:enhanced-geometry svg:viewBox="0 0 21600 21600" draw:type="rectangle" draw:enhanced-path="M 0 0 L 21600 0 21600 21600 0 21600 0 0 Z N"/></draw:custom-shape><draw:custom-shape draw:style-name="gr140" draw:text-style-name="P11" svg:width="2.301cm" svg:height="0.6cm" svg:x="17.272cm" svg:y="12.599cm"><text:p text:style-name="P6"><text:span text:style-name="T2">price</text:span></text:p><draw:enhanced-geometry svg:viewBox="0 0 21600 21600" draw:type="rectangle" draw:enhanced-path="M 0 0 L 21600 0 21600 21600 0 21600 0 0 Z N"/></draw:custom-shape><draw:custom-shape draw:style-name="gr141" draw:text-style-name="P11" xml:id="id48" draw:id="id48" svg:width="2.301cm" svg:height="0.6cm" svg:x="19.572cm" svg:y="12.599cm"><text:p text:style-name="P6"><text:span text:style-name="T2">payedby</text:span></text:p><draw:enhanced-geometry svg:viewBox="0 0 21600 21600" draw:type="rectangle" draw:enhanced-path="M 0 0 L 21600 0 21600 21600 0 21600 0 0 Z N"/></draw:custom-shape><draw:custom-shape draw:style-name="gr142" draw:text-style-name="P11" svg:width="2.301cm" svg:height="0.6cm" svg:x="21.772cm" svg:y="12.599cm"><text:p text:style-name="P6"><text:span text:style-name="T2">flight</text:span></text:p><draw:enhanced-geometry svg:viewBox="0 0 21600 21600" draw:type="rectangle" draw:enhanced-path="M 0 0 L 21600 0 21600 21600 0 21600 0 0 Z N"/></draw:custom-shape><draw:custom-shape draw:style-name="gr143" draw:text-style-name="P10" xml:id="id47" draw:id="id47" svg:width="2.301cm" svg:height="0.602cm" svg:x="0.171cm" svg:y="9.38cm"><text:p text:style-name="P6"><text:span text:style-name="T3">id</text:span></text:p><draw:enhanced-geometry svg:viewBox="0 0 21600 21600" draw:type="rectangle" draw:enhanced-path="M 0 0 L 21600 0 21600 21600 0 21600 0 0 Z N"/></draw:custom-shape><draw:custom-shape draw:style-name="gr144" draw:text-style-name="P11" svg:width="2.301cm" svg:height="0.602cm" svg:x="2.471cm" svg:y="9.38cm"><text:p text:style-name="P6"><text:span text:style-name="T2">passport</text:span></text:p><draw:enhanced-geometry svg:viewBox="0 0 21600 21600" draw:type="rectangle" draw:enhanced-path="M 0 0 L 21600 0 21600 21600 0 21600 0 0 Z N"/></draw:custom-shape><draw:custom-shape draw:style-name="gr145" draw:text-style-name="P11" svg:width="2.301cm" svg:height="0.602cm" svg:x="4.772cm" svg:y="9.38cm"><text:p text:style-name="P6"><text:span text:style-name="T2">name</text:span></text:p><draw:enhanced-geometry svg:viewBox="0 0 21600 21600" draw:type="rectangle" draw:enhanced-path="M 0 0 L 21600 0 21600 21600 0 21600 0 0 Z N"/></draw:custom-shape><draw:frame draw:style-name="gr146" draw:text-style-name="P9" svg:width="4.37cm" svg:height="0.883cm" svg:x="0.002cm" svg:y="8.4cm"><draw:text-box><text:p text:style-name="P8"><text:span text:style-name="T2">Passenger</text:span></text:p></draw:text-box></draw:frame><draw:custom-shape draw:style-name="gr147" draw:text-style-name="P11" svg:width="2.301cm" svg:height="0.602cm" svg:x="6.971cm" svg:y="9.38cm"><text:p text:style-name="P6"><text:span text:style-name="T2">surname</text:span></text:p><draw:enhanced-geometry svg:viewBox="0 0 21600 21600" draw:type="rectangle" draw:enhanced-path="M 0 0 L 21600 0 21600 21600 0 21600 0 0 Z N"/></draw:custom-shape><draw:custom-shape draw:style-name="gr148" draw:text-style-name="P10" xml:id="id50" draw:id="id50" svg:width="2.301cm" svg:height="0.6cm" svg:x="1.942cm" svg:y="16.701cm"><text:p text:style-name="P6"><text:span text:style-name="T3">passeng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9" draw:text-style-name="P10" xml:id="id51" draw:id="id51" svg:width="2.301cm" svg:height="0.6cm" svg:x="4.242cm" svg:y="16.701cm"><text:p text:style-name="P6"><text:span text:style-name="T3">booking</text:span></text:p><draw:enhanced-geometry svg:viewBox="0 0 21600 21600" draw:mirror-horizontal="false" draw:mirror-vertical="false" draw:type="rectangle" draw:enhanced-path="M 0 0 L 21600 0 21600 21600 0 21600 0 0 Z N"/></draw:custom-shape><draw:frame draw:style-name="gr150" draw:text-style-name="P9" svg:width="8.201cm" svg:height="1.428cm" svg:x="1.771cm" svg:y="15.792cm"><draw:text-box><text:p text:style-name="P8"><text:span text:style-name="T2">Passenger Bookings</text:span></text:p></draw:text-box></draw:frame><draw:custom-shape draw:style-name="gr151" draw:text-style-name="P10" xml:id="id49" draw:id="id49" svg:width="2.301cm" svg:height="0.602cm" svg:x="16.172cm" svg:y="15.799cm"><text:p text:style-name="P6"><text:span text:style-name="T3">id</text:span></text:p><draw:enhanced-geometry svg:viewBox="0 0 21600 21600" draw:type="rectangle" draw:enhanced-path="M 0 0 L 21600 0 21600 21600 0 21600 0 0 Z N"/></draw:custom-shape><draw:custom-shape draw:style-name="gr152" draw:text-style-name="P11" svg:width="2.301cm" svg:height="0.602cm" svg:x="18.472cm" svg:y="15.799cm"><text:p text:style-name="P6"><text:span text:style-name="T2">card#</text:span></text:p><draw:enhanced-geometry svg:viewBox="0 0 21600 21600" draw:type="rectangle" draw:enhanced-path="M 0 0 L 21600 0 21600 21600 0 21600 0 0 Z N"/></draw:custom-shape><draw:custom-shape draw:style-name="gr153" draw:text-style-name="P11" svg:width="2.301cm" svg:height="0.602cm" svg:x="20.772cm" svg:y="15.799cm"><text:p text:style-name="P6"><text:span text:style-name="T2">name</text:span></text:p><draw:enhanced-geometry svg:viewBox="0 0 21600 21600" draw:type="rectangle" draw:enhanced-path="M 0 0 L 21600 0 21600 21600 0 21600 0 0 Z N"/></draw:custom-shape><draw:frame draw:style-name="gr154" draw:text-style-name="P9" svg:width="4.37cm" svg:height="0.883cm" svg:x="16.002cm" svg:y="14.818cm"><draw:text-box><text:p text:style-name="P8"><text:span text:style-name="T2">CCInfo</text:span></text:p></draw:text-box></draw:frame><draw:custom-shape draw:style-name="gr155" draw:text-style-name="P11" svg:width="2.301cm" svg:height="0.602cm" svg:x="22.971cm" svg:y="15.799cm"><text:p text:style-name="P6"><text:span text:style-name="T2">surname</text:span></text:p><draw:enhanced-geometry svg:viewBox="0 0 21600 21600" draw:type="rectangle" draw:enhanced-path="M 0 0 L 21600 0 21600 21600 0 21600 0 0 Z N"/></draw:custom-shape><draw:custom-shape draw:style-name="gr156" draw:text-style-name="P10" xml:id="id44" draw:id="id44" svg:width="2.301cm" svg:height="0.6cm" svg:x="12.972cm" svg:y="5.9cm"><text:p text:style-name="P6"><text:span text:style-name="T3">plate#</text:span></text:p><draw:enhanced-geometry svg:viewBox="0 0 21600 21600" draw:type="rectangle" draw:enhanced-path="M 0 0 L 21600 0 21600 21600 0 21600 0 0 Z N"/></draw:custom-shape><draw:frame draw:style-name="gr157" draw:text-style-name="P9" svg:width="4.37cm" svg:height="0.883cm" svg:x="12.702cm" svg:y="5.099cm"><draw:text-box><text:p text:style-name="P8"><text:span text:style-name="T2">Plane</text:span></text:p></draw:text-box></draw:frame><draw:connector draw:style-name="gr158" draw:text-style-name="P7" svg:x1="4.322cm" svg:y1="1.6cm" svg:x2="9.592cm" svg:y2="1.58cm" draw:start-shape="id32" draw:start-glue-point="2" draw:end-shape="id33" draw:end-glue-point="2" svg:d="M4322 1600v501h5270v-521" svg:viewBox="0 0 5272 522"><text:p/></draw:connector><draw:connector draw:style-name="gr159" draw:text-style-name="P7" svg:x1="6.622cm" svg:y1="1.6cm" svg:x2="9.592cm" svg:y2="1.58cm" draw:start-shape="id34" draw:start-glue-point="2" draw:end-shape="id33" draw:end-glue-point="2" svg:d="M6622 1600v501h2970v-521" svg:viewBox="0 0 2972 522"><text:p/></draw:connector><draw:connector draw:style-name="gr160" draw:text-style-name="P7" svg:x1="14.192cm" svg:y1="1.58cm" svg:x2="17.221cm" svg:y2="1.6cm" draw:start-shape="id35" draw:start-glue-point="2" draw:end-shape="id36" draw:end-glue-point="2" svg:d="M14192 1580v521h3029v-501" svg:viewBox="0 0 3030 522"><text:p/></draw:connector><draw:connector draw:style-name="gr161" draw:text-style-name="P7" svg:x1="21.822cm" svg:y1="1.6cm" svg:x2="19.772cm" svg:y2="3.78cm" draw:start-shape="id37" draw:start-glue-point="2" draw:end-shape="id38" draw:end-glue-point="3" svg:d="M21822 1600v940h-2551v1240h501" svg:viewBox="0 0 2552 2182"><text:p/></draw:connector><draw:connector draw:style-name="gr162" draw:text-style-name="P7" svg:x1="6.522cm" svg:y1="4.399cm" svg:x2="2.022cm" svg:y2="1.6cm" draw:start-shape="id39" draw:start-glue-point="0" draw:end-shape="id40" draw:end-glue-point="2" svg:d="M6522 4399v-1400h-4500v-1399" svg:viewBox="0 0 4501 2801"><text:p/></draw:connector><draw:connector draw:style-name="gr163" draw:text-style-name="P7" svg:x1="4.292cm" svg:y1="7.682cm" svg:x2="1.921cm" svg:y2="5.001cm" draw:start-shape="id41" draw:start-glue-point="0" draw:end-shape="id42" draw:end-glue-point="2" svg:d="M4292 7682v-1341h-2371v-1340" svg:viewBox="0 0 2372 2683"><text:p/></draw:connector><draw:connector draw:style-name="gr164" draw:text-style-name="P7" svg:x1="6.592cm" svg:y1="7.682cm" svg:x2="14.122cm" svg:y2="6.5cm" draw:start-shape="id43" draw:start-glue-point="0" draw:end-shape="id44" svg:d="M6592 7682v-591h7530v-591" svg:viewBox="0 0 7532 1184"><text:p/></draw:connector><draw:connector draw:style-name="gr165" draw:text-style-name="P7" svg:x1="22.022cm" svg:y1="7.1cm" svg:x2="15.272cm" svg:y2="6.2cm" draw:start-shape="id45" draw:start-glue-point="0" draw:end-shape="id44" draw:end-glue-point="1" svg:d="M22022 7100v-900h-6750" svg:viewBox="0 0 6752 901"><text:p/></draw:connector><draw:connector draw:style-name="gr166" draw:text-style-name="P7" svg:x1="9.322cm" svg:y1="12.599cm" svg:x2="1.321cm" svg:y2="9.982cm" draw:start-shape="id46" draw:start-glue-point="0" draw:end-shape="id47" draw:end-glue-point="2" svg:d="M9322 12599v-1308h-8001v-1309" svg:viewBox="0 0 8003 2619"><text:p/></draw:connector><draw:connector draw:style-name="gr167" draw:text-style-name="P7" svg:x1="20.723cm" svg:y1="13.199cm" svg:x2="17.322cm" svg:y2="16.401cm" draw:start-shape="id48" draw:start-glue-point="2" draw:end-shape="id49" draw:end-glue-point="2" svg:d="M20723 13199v3701h-3401v-499" svg:viewBox="0 0 3403 3702"><text:p/></draw:connector><draw:connector draw:style-name="gr168" draw:text-style-name="P7" svg:x1="3.092cm" svg:y1="17.3cm" svg:x2="1.321cm" svg:y2="9.982cm" draw:start-shape="id50" draw:start-glue-point="2" draw:end-shape="id47" draw:end-glue-point="2" svg:d="M3092 17300v501h-1771v-7819" svg:viewBox="0 0 1773 7821"><text:p/></draw:connector><draw:connector draw:style-name="gr169" draw:text-style-name="P7" svg:x1="5.392cm" svg:y1="17.3cm" svg:x2="7.022cm" svg:y2="13.199cm" draw:start-shape="id51" draw:start-glue-point="2" draw:end-shape="id52" draw:end-glue-point="2" svg:d="M5392 17300v501h1651v-2850h-21v-1752" svg:viewBox="0 0 1653 4604"><text:p/></draw:connector><draw:connector draw:style-name="gr170" draw:text-style-name="P7" svg:x1="19.891cm" svg:y1="10.7cm" svg:x2="17.422cm" svg:y2="7.699cm" draw:start-shape="id53" draw:start-glue-point="0" draw:end-shape="id54" draw:end-glue-point="2" svg:d="M19891 10700v-1500h-2469v-1501" svg:viewBox="0 0 2471 3002"><text:p/></draw:connector><draw:connector draw:style-name="gr171" draw:text-style-name="P7" svg:x1="24.821cm" svg:y1="11.299cm" svg:x2="7.022cm" svg:y2="13.199cm" draw:start-shape="id55" draw:start-glue-point="2" draw:end-shape="id52" draw:end-glue-point="2" svg:d="M24821 11299v2401h-17799v-501" svg:viewBox="0 0 17801 2402"><text:p/></draw:connector><draw:custom-shape draw:style-name="gr172" draw:text-style-name="P10" xml:id="id57" draw:id="id57" svg:width="2.299cm" svg:height="0.6cm" svg:x="10.843cm" svg:y="4.382cm"><text:p text:style-name="P6"><text:span text:style-name="T3">id</text:span></text:p><draw:enhanced-geometry svg:viewBox="0 0 21600 21600" draw:type="rectangle" draw:enhanced-path="M 0 0 L 21600 0 21600 21600 0 21600 0 0 Z N"/></draw:custom-shape><draw:custom-shape draw:style-name="gr173" draw:text-style-name="P11" svg:width="2.301cm" svg:height="0.6cm" svg:x="13.141cm" svg:y="4.382cm"><text:p text:style-name="P6"><text:span text:style-name="T2">name</text:span></text:p><draw:enhanced-geometry svg:viewBox="0 0 21600 21600" draw:type="rectangle" draw:enhanced-path="M 0 0 L 21600 0 21600 21600 0 21600 0 0 Z N"/></draw:custom-shape><draw:frame draw:style-name="gr174" draw:text-style-name="P9" svg:width="3.5cm" svg:height="0.863cm" svg:x="10.672cm" svg:y="3.662cm"><draw:text-box><text:p text:style-name="P8"><text:span text:style-name="T2">Week day</text:span></text:p></draw:text-box></draw:frame><draw:custom-shape draw:style-name="gr175" draw:text-style-name="P11" svg:width="2.301cm" svg:height="0.602cm" svg:x="15.373cm" svg:y="4.399cm"><text:p text:style-name="P6"><text:span text:style-name="T2">year</text:span></text:p><draw:enhanced-geometry svg:viewBox="0 0 21600 21600" draw:type="rectangle" draw:enhanced-path="M 0 0 L 21600 0 21600 21600 0 21600 0 0 Z N"/></draw:custom-shape><draw:custom-shape draw:style-name="gr176" draw:text-style-name="P11" svg:width="2.301cm" svg:height="0.602cm" svg:x="17.572cm" svg:y="4.399cm"><text:p text:style-name="P6"><text:span text:style-name="T2">factor</text:span></text:p><draw:enhanced-geometry svg:viewBox="0 0 21600 21600" draw:type="rectangle" draw:enhanced-path="M 0 0 L 21600 0 21600 21600 0 21600 0 0 Z N"/></draw:custom-shape><draw:connector draw:style-name="gr177" draw:text-style-name="P7" svg:x1="4.221cm" svg:y1="5.001cm" svg:x2="11.991cm" svg:y2="4.981cm" draw:start-shape="id56" draw:start-glue-point="2" draw:end-shape="id57" draw:end-glue-point="2" svg:d="M4221 5001v499h7770v-519" svg:viewBox="0 0 7772 520"><text:p/></draw:connector><draw:custom-shape draw:style-name="gr178" draw:text-style-name="P11" xml:id="id58" draw:id="id58" svg:width="2.301cm" svg:height="0.602cm" svg:x="9.972cm" svg:y="7.699cm"><text:p text:style-name="P6"><text:span text:style-name="T2">year</text:span></text:p><draw:enhanced-geometry svg:viewBox="0 0 21600 21600" draw:type="rectangle" draw:enhanced-path="M 0 0 L 21600 0 21600 21600 0 21600 0 0 Z N"/></draw:custom-shape><draw:custom-shape draw:style-name="gr179" draw:text-style-name="P10" xml:id="id59" draw:id="id59" svg:width="2.301cm" svg:height="0.6cm" svg:x="11.173cm" svg:y="10.1cm"><text:p text:style-name="P6"><text:span text:style-name="T3">year</text:span></text:p><draw:enhanced-geometry svg:viewBox="0 0 21600 21600" draw:type="rectangle" draw:enhanced-path="M 0 0 L 21600 0 21600 21600 0 21600 0 0 Z N"/></draw:custom-shape><draw:custom-shape draw:style-name="gr180" draw:text-style-name="P11" svg:width="2.299cm" svg:height="0.6cm" svg:x="13.473cm" svg:y="10.1cm"><text:p text:style-name="P6"><text:span text:style-name="T2">factor</text:span></text:p><draw:enhanced-geometry svg:viewBox="0 0 21600 21600" draw:type="rectangle" draw:enhanced-path="M 0 0 L 21600 0 21600 21600 0 21600 0 0 Z N"/></draw:custom-shape><draw:frame draw:style-name="gr181" draw:text-style-name="P9" svg:width="3.571cm" svg:height="0.863cm" svg:x="11.002cm" svg:y="9.119cm"><draw:text-box><text:p text:style-name="P8"><text:span text:style-name="T2">Year</text:span></text:p></draw:text-box></draw:frame><draw:connector draw:style-name="gr182" draw:text-style-name="P7" svg:x1="11.121cm" svg:y1="8.301cm" svg:x2="12.323cm" svg:y2="10.7cm" draw:start-shape="id58" draw:start-glue-point="2" draw:end-shape="id59" draw:end-glue-point="2" svg:d="M11121 8301v899h-449v2001h1651v-501" svg:viewBox="0 0 1653 2902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a516" officeooo:paragraph-rsid="00100e3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ier Saizar and Juan Ramón del Cañ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ier Saizar</meta:initial-creator>
    <meta:creation-date>2016-11-25T11:30:39.582284488</meta:creation-date>
    <dc:date>2016-11-28T18:04:12.020850934</dc:date>
    <dc:creator>Oier Saizar</dc:creator>
    <meta:editing-duration>PT3M4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3" meta:word-count="11" meta:character-count="46" meta:non-whitespace-character-count="38"/>
  </office:meta>
</office:document-meta>
</file>